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orge Jacobs<text:tab/></text:p>
      <text:p text:style-name="P5">Signed letter<text:tab/><text:tab/><text:tab/><text:tab/><text:tab/>Y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4 September 1875</text:p>
      <text:p text:style-name="P5">Month<text:tab/><text:tab/><text:tab/><text:tab/><text:tab/><text:tab/>September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1320 Franklin Street/</text:span></text:p>
      <text:p text:style-name="P3"><text:span text:style-name="T1">Philadelphia, Septr 14 1875/</text:span></text:p>
      <text:p text:style-name="P2"><text:span text:style-name="T1">My dear Sir,/</text:span></text:p>
      <text:p text:style-name="P2"><text:span text:style-name="T1"><text:tab/>At a meeting of the Literary/ Committee of the “Young Men's Heb/ Association, held on the 12</text:span><text:span text:style-name="T2">th</text:span><text:span text:style-name="T1"> Inst, I/ was instructed to request you to/ favor the association with an/ address or Lecture during the/ coming Winter./</text:span></text:p>
      <text:p text:style-name="P2"><text:span text:style-name="T1"><text:tab/>Trusting that you will/ comply, &amp; assuring you of our/ willingness to fix the time most/ agreeable to you/</text:span></text:p>
      <text:p text:style-name="P2"><text:span text:style-name="T1"><text:tab/>I remain,/ </text:span></text:p>
      <text:p text:style-name="P2"><text:span text:style-name="T1"><text:tab/><text:tab/>Very Truly Yours/</text:span></text:p>
      <text:p text:style-name="P2"><text:span text:style-name="T1"><text:tab/><text:tab/><text:tab/>George Jacobs/</text:span></text:p>
      <text:p text:style-name="P2"><text:span text:style-name="T1"><text:tab/><text:tab/><text:tab/>Chairman Lit. Com./</text:span></text:p>
      <text:p text:style-name="P2"><text:span text:style-name="T1">Revd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0:53:19</meta:creation-date>
    <dc:date>2009-05-26T11:10:25</dc:date>
    <dc:language>en-US</dc:language>
    <meta:editing-cycles>2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41" meta:character-count="1760"/>
  </office:meta>
</office:document-meta>
</file>